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03000001A51043819E893FDF83.png" manifest:media-type="image/png"/>
  <manifest:file-entry manifest:full-path="Pictures/10000000000000E7000001819432929DF2B6F507.png" manifest:media-type="image/png"/>
  <manifest:file-entry manifest:full-path="Pictures/1000000000000129000001B09A63CC19D1D92989.png" manifest:media-type="image/png"/>
  <manifest:file-entry manifest:full-path="Pictures/100000000000020A0000012D47F6E547302CB89C.png" manifest:media-type="image/png"/>
  <manifest:file-entry manifest:full-path="Pictures/1000000000000289000002AE071930AB8BD30D99.png" manifest:media-type="image/png"/>
  <manifest:file-entry manifest:full-path="Pictures/1000000000000396000001FDE6B1D6988323A19A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3" style:family="graphic" style:parent-style-name="Arrow_20_Line" style:list-style-name="L1">
      <style:graphic-properties svg:stroke-color="#ff3333" draw:textarea-vertical-align="middle"/>
      <style:paragraph-properties style:writing-mode="lr-tb"/>
    </style:style>
    <style:style style:name="gr4" style:family="graphic" style:parent-style-name="Arrow_20_Line" style:list-style-name="L1">
      <style:graphic-properties svg:stroke-color="#ff3333" draw:textarea-vertical-align="middle" draw:start-guide="-0.023cm"/>
      <style:paragraph-properties style:writing-mode="lr-tb"/>
    </style:style>
    <style:style style:name="gr5" style:family="graphic" style:parent-style-name="standard">
      <style:graphic-properties draw:stroke="none" svg:stroke-color="#ff3333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Objekt_20_ohne_20_Füllung_20_und_20_Linie">
      <style:graphic-properties svg:stroke-color="#ff3333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Arrow_20_Line" style:list-style-name="L1">
      <style:graphic-properties svg:stroke-color="#ff3333" draw:textarea-vertical-align="middle"/>
      <style:paragraph-properties style:writing-mode="lr-tb"/>
    </style:style>
    <style:style style:name="gr9" style:family="graphic" style:parent-style-name="Arrow_20_Line" style:list-style-name="L1">
      <style:graphic-properties svg:stroke-color="#ff3333" draw:textarea-vertical-align="middle"/>
      <style:paragraph-properties style:writing-mode="lr-tb"/>
    </style:style>
    <style:style style:name="gr10" style:family="graphic" style:parent-style-name="Arrow_20_Line" style:list-style-name="L1">
      <style:graphic-properties svg:stroke-color="#ff3333" draw:textarea-vertical-align="middle"/>
      <style:paragraph-properties style:writing-mode="lr-tb"/>
    </style:style>
    <style:style style:name="gr11" style:family="graphic" style:parent-style-name="objectwithoutfill">
      <style:graphic-properties svg:stroke-color="#ff3333" draw:marker-end="Arrow" draw:marker-end-width="0.3cm" draw:fill="none" draw:textarea-vertical-align="middle"/>
      <style:paragraph-properties style:writing-mode="lr-tb"/>
    </style:style>
    <style:style style:name="gr12" style:family="graphic" style:parent-style-name="standard">
      <style:graphic-properties draw:stroke="none" svg:stroke-color="#ff3333" draw:fill="none" fo:min-height="0.557cm"/>
      <style:paragraph-properties style:writing-mode="lr-tb"/>
    </style:style>
    <style:style style:name="gr13" style:family="graphic" style:parent-style-name="Objekt_20_ohne_20_Füllung_20_und_20_Linie">
      <style:graphic-properties draw:textarea-horizontal-align="center" draw:textarea-vertical-align="middle" draw:ole-draw-aspect="1" style:protect="size"/>
    </style:style>
    <style:style style:name="gr14" style:family="graphic" style:parent-style-name="standard">
      <style:graphic-properties svg:stroke-color="#ff3333" draw:textarea-vertical-align="middle" draw:auto-grow-height="false" fo:min-height="1.85cm" fo:min-width="1.6cm"/>
    </style:style>
    <style:style style:name="gr15" style:family="graphic" style:parent-style-name="Arrow_20_Line" style:list-style-name="L1">
      <style:graphic-properties svg:stroke-color="#ff3333" draw:textarea-vertical-align="middle"/>
      <style:paragraph-properties style:writing-mode="lr-tb"/>
    </style:style>
    <style:style style:name="gr16" style:family="graphic" style:parent-style-name="Arrow_20_Line" style:list-style-name="L1">
      <style:graphic-properties svg:stroke-color="#ff3333" draw:textarea-vertical-align="middle"/>
      <style:paragraph-properties style:writing-mode="lr-tb"/>
    </style:style>
    <style:style style:name="gr17" style:family="graphic" style:parent-style-name="Arrow_20_Line" style:list-style-name="L1">
      <style:graphic-properties svg:stroke-color="#ff3333" draw:textarea-vertical-align="middle"/>
      <style:paragraph-properties style:writing-mode="lr-tb"/>
    </style:style>
    <style:style style:name="gr18" style:family="graphic" style:parent-style-name="Arrow_20_Line" style:list-style-name="L1">
      <style:graphic-properties svg:stroke-color="#ff3333" draw:textarea-vertical-align="middle"/>
      <style:paragraph-properties style:writing-mode="lr-tb"/>
    </style:style>
    <style:style style:name="gr19" style:family="graphic" style:parent-style-name="Arrow_20_Line" style:list-style-name="L1">
      <style:graphic-properties svg:stroke-color="#ff3333" draw:textarea-vertical-align="middle"/>
      <style:paragraph-properties style:writing-mode="lr-tb"/>
    </style:style>
    <style:style style:name="gr20" style:family="graphic" style:parent-style-name="Arrow_20_Line" style:list-style-name="L1">
      <style:graphic-properties svg:stroke-color="#ff3333" draw:textarea-vertical-align="middl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</style:style>
    <style:style style:name="T1" style:family="text">
      <style:text-properties style:text-position="-33% 58%"/>
    </style:style>
    <style:style style:name="T2" style:family="text">
      <style:text-properties style:font-name="Liberation Sans1" style:font-name-asian="Liberation Sans1" style:font-name-complex="Liberation Sans1"/>
    </style:style>
    <style:style style:name="T3" style:family="text">
      <style:text-properties style:text-position="-33% 58%" style:font-name="Liberation Sans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rawStandardVorlage">
        <draw:frame draw:style-name="gr1" draw:text-style-name="P1" draw:layer="layout" svg:width="13.81cm" svg:height="7.65cm" svg:x="4.444cm" svg:y="7.703cm">
          <draw:image xlink:href="Pictures/1000000000000396000001FDE6B1D6988323A19A.png" xlink:type="simple" xlink:show="embed" xlink:actuate="onLoad" loext:mime-type="image/png">
            <text:p/>
          </draw:image>
        </draw:frame>
        <draw:line draw:style-name="gr2" draw:text-style-name="P2" draw:layer="layout" svg:x1="5.267cm" svg:y1="15.096cm" svg:x2="5.267cm" svg:y2="4.196cm">
          <text:p/>
        </draw:line>
        <draw:line draw:style-name="gr2" draw:text-style-name="P2" draw:layer="layout" svg:x1="4.42cm" svg:y1="14.338cm" svg:x2="18.667cm" svg:y2="14.338cm">
          <text:p/>
        </draw:line>
        <draw:measure draw:style-name="gr3" draw:text-style-name="P3" draw:layer="layout" svg:x1="5.267cm" svg:y1="10.9cm" svg:x2="17.6cm" svg:y2="10.9cm">
          <text:p text:style-name="P3">b</text:p>
        </draw:measure>
        <draw:measure draw:style-name="gr4" draw:text-style-name="P3" draw:layer="layout" svg:x1="6.4cm" svg:y1="8.2cm" svg:x2="6.4cm" svg:y2="14.34cm">
          <text:p text:style-name="P3">a</text:p>
        </draw:measure>
        <draw:frame draw:style-name="gr5" draw:text-style-name="P4" draw:layer="layout" svg:width="0.502cm" svg:height="1.187cm" svg:x="10.467cm" svg:y="16.196cm">
          <draw:text-box>
            <text:p/>
          </draw:text-box>
        </draw:frame>
        <draw:frame draw:style-name="gr6" draw:text-style-name="P4" draw:layer="layout" svg:width="0.832cm" svg:height="0.806cm" svg:x="4.468cm" svg:y="14.294cm">
          <draw:text-box>
            <text:p>A</text:p>
          </draw:text-box>
        </draw:frame>
        <draw:frame draw:style-name="gr6" draw:text-style-name="P4" draw:layer="layout" svg:width="0.832cm" svg:height="0.806cm" svg:x="4.468cm" svg:y="7.394cm">
          <draw:text-box>
            <text:p>B</text:p>
          </draw:text-box>
        </draw:frame>
        <draw:frame draw:style-name="gr6" draw:text-style-name="P4" draw:layer="layout" svg:width="0.858cm" svg:height="0.806cm" svg:x="17.142cm" svg:y="14.394cm">
          <draw:text-box>
            <text:p>C</text:p>
          </draw:text-box>
        </draw:frame>
        <draw:frame draw:style-name="gr1" draw:text-style-name="P1" draw:layer="layout" svg:width="9.8cm" svg:height="10.5cm" svg:x="5cm" svg:y="16.4cm">
          <draw:image xlink:href="Pictures/1000000000000289000002AE071930AB8BD30D99.png" xlink:type="simple" xlink:show="embed" xlink:actuate="onLoad" loext:mime-type="image/png">
            <text:p/>
          </draw:image>
        </draw:frame>
        <draw:frame draw:style-name="gr6" draw:text-style-name="P4" draw:layer="layout" svg:width="4.862cm" svg:height="0.806cm" svg:x="10.138cm" svg:y="18.8cm">
          <draw:text-box>
            <text:p>Rotationswinkel 30°</text:p>
          </draw:text-box>
        </draw:frame>
      </draw:page>
      <draw:page draw:name="page2" draw:style-name="dp1" draw:master-page-name="drawStandardVorlage">
        <draw:frame draw:style-name="gr7" draw:text-style-name="P1" draw:layer="layout" svg:width="13.81cm" svg:height="7.963cm" svg:x="4.491cm" svg:y="7.528cm">
          <draw:image xlink:href="Pictures/100000000000020A0000012D47F6E547302CB89C.png" xlink:type="simple" xlink:show="embed" xlink:actuate="onLoad" loext:mime-type="image/png">
            <text:p/>
          </draw:image>
        </draw:frame>
        <draw:line draw:style-name="gr2" draw:text-style-name="P2" draw:layer="layout" svg:x1="5.2cm" svg:y1="15.3cm" svg:x2="5.2cm" svg:y2="4.4cm">
          <text:p/>
        </draw:line>
        <draw:line draw:style-name="gr2" draw:text-style-name="P2" draw:layer="layout" svg:x1="4.353cm" svg:y1="14.542cm" svg:x2="18.6cm" svg:y2="14.542cm">
          <text:p/>
        </draw:line>
        <draw:measure draw:style-name="gr8" draw:text-style-name="P3" draw:layer="measurelines" svg:x1="5.2cm" svg:y1="7.1cm" svg:x2="17.6cm" svg:y2="7.1cm">
          <text:p text:style-name="P3">b</text:p>
        </draw:measure>
        <draw:measure draw:style-name="gr9" draw:text-style-name="P3" draw:layer="layout" svg:x1="18.5cm" svg:y1="8.254cm" svg:x2="18.5cm" svg:y2="14.5cm">
          <text:p text:style-name="P3">a</text:p>
        </draw:measure>
        <draw:measure draw:style-name="gr10" draw:text-style-name="P3" draw:layer="layout" svg:x1="16.2cm" svg:y1="9.3cm" svg:x2="16.2cm" svg:y2="14.5cm">
          <text:p text:style-name="P3">a-bogenLaenge</text:p>
        </draw:measure>
        <draw:line draw:style-name="gr11" draw:text-style-name="P2" draw:layer="layout" svg:x1="5.2cm" svg:y1="14.5cm" svg:x2="17.6cm" svg:y2="9.3cm">
          <text:p text:style-name="P1"/>
        </draw:line>
        <draw:frame draw:style-name="gr5" draw:text-style-name="P4" draw:layer="layout" svg:width="0.502cm" svg:height="1.187cm" svg:x="10.4cm" svg:y="16.4cm">
          <draw:text-box>
            <text:p/>
          </draw:text-box>
        </draw:frame>
        <draw:frame draw:style-name="gr12" draw:text-style-name="P5" draw:layer="layout" svg:width="1.412cm" svg:height="0.924cm" draw:transform="rotate (0.39706240482871) translate (10.7cm 12.246cm)">
          <draw:text-box>
            <text:p>c<text:span text:style-name="T1">BS</text:span></text:p>
          </draw:text-box>
        </draw:frame>
        <draw:frame draw:style-name="gr13" draw:text-style-name="P1" draw:layer="layout" svg:width="5.25cm" svg:height="2.658cm" svg:x="5.45cm" svg:y="15.34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14" draw:text-style-name="P1" draw:layer="layout" svg:width="2.1cm" svg:height="2.1cm" svg:x="4.139cm" svg:y="13.507cm">
          <text:p/>
          <draw:enhanced-geometry draw:glue-point-type="segments" draw:type="mso-spt100" draw:modifiers="-25.4695961225129 -89.439923744291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6" draw:text-style-name="P4" draw:layer="layout" svg:width="1.171cm" svg:height="0.924cm" svg:x="5.1cm" svg:y="13.5cm">
          <draw:text-box>
            <text:p><text:span text:style-name="T2">α</text:span><text:span text:style-name="T3">BS</text:span></text:p>
          </draw:text-box>
        </draw:frame>
      </draw:page>
      <draw:page draw:name="page3" draw:style-name="dp1" draw:master-page-name="drawStandardVorlage">
        <draw:frame draw:style-name="gr1" draw:text-style-name="P1" draw:layer="layout" svg:width="7.857cm" svg:height="11.429cm" svg:x="7.1cm" svg:y="4.471cm">
          <draw:image xlink:href="Pictures/1000000000000129000001B09A63CC19D1D92989.png" xlink:type="simple" xlink:show="embed" xlink:actuate="onLoad" loext:mime-type="image/png">
            <text:p/>
          </draw:image>
        </draw:frame>
        <draw:line draw:style-name="gr2" draw:text-style-name="P2" draw:layer="layout" svg:x1="9.012cm" svg:y1="14.43cm" svg:x2="9.012cm" svg:y2="3.53cm">
          <text:p/>
        </draw:line>
        <draw:line draw:style-name="gr2" draw:text-style-name="P2" draw:layer="layout" svg:x1="8.165cm" svg:y1="13.672cm" svg:x2="15.8cm" svg:y2="13.672cm">
          <text:p/>
        </draw:line>
        <draw:measure draw:style-name="gr15" draw:text-style-name="P3" draw:layer="layout" svg:x1="9cm" svg:y1="6.2cm" svg:x2="13.1cm" svg:y2="6.2cm">
          <text:p text:style-name="P3">kx</text:p>
        </draw:measure>
        <draw:measure draw:style-name="gr16" draw:text-style-name="P3" draw:layer="layout" svg:x1="12.3cm" svg:y1="5.4cm" svg:x2="12.296cm" svg:y2="13.672cm">
          <text:p text:style-name="P3">ky</text:p>
        </draw:measure>
        <draw:frame draw:style-name="gr5" draw:text-style-name="P4" draw:layer="layout" svg:width="0.502cm" svg:height="1.187cm" svg:x="10.508cm" svg:y="16.4cm">
          <draw:text-box>
            <text:p/>
          </draw:text-box>
        </draw:frame>
      </draw:page>
      <draw:page draw:name="page4" draw:style-name="dp1" draw:master-page-name="drawStandardVorlage">
        <draw:frame draw:style-name="gr1" draw:text-style-name="P1" draw:layer="layout" svg:width="6.111cm" svg:height="10.185cm" svg:x="6.081cm" svg:y="5.624cm">
          <draw:image xlink:href="Pictures/10000000000000E7000001819432929DF2B6F507.png" xlink:type="simple" xlink:show="embed" xlink:actuate="onLoad" loext:mime-type="image/png">
            <text:p/>
          </draw:image>
        </draw:frame>
        <draw:line draw:style-name="gr2" draw:text-style-name="P2" draw:layer="layout" svg:x1="7.112cm" svg:y1="15.443cm" svg:x2="7.112cm" svg:y2="4.543cm">
          <text:p/>
        </draw:line>
        <draw:line draw:style-name="gr2" draw:text-style-name="P2" draw:layer="layout" svg:x1="6.265cm" svg:y1="14.685cm" svg:x2="13.9cm" svg:y2="14.685cm">
          <text:p/>
        </draw:line>
        <draw:measure draw:style-name="gr17" draw:text-style-name="P3" draw:layer="layout" svg:x1="7.1cm" svg:y1="7.213cm" svg:x2="11.2cm" svg:y2="7.213cm">
          <text:p text:style-name="P3">kx</text:p>
        </draw:measure>
        <draw:measure draw:style-name="gr18" draw:text-style-name="P3" draw:layer="layout" svg:x1="11.004cm" svg:y1="6.413cm" svg:x2="11cm" svg:y2="14.685cm">
          <text:p text:style-name="P3">ky</text:p>
        </draw:measure>
        <draw:frame draw:style-name="gr5" draw:text-style-name="P4" draw:layer="layout" svg:width="0.502cm" svg:height="1.187cm" svg:x="8.608cm" svg:y="17.413cm">
          <draw:text-box>
            <text:p/>
          </draw:text-box>
        </draw:frame>
      </draw:page>
      <draw:page draw:name="page5" draw:style-name="dp1" draw:master-page-name="drawStandardVorlage">
        <draw:frame draw:style-name="gr1" draw:text-style-name="P1" draw:layer="layout" svg:width="6.852cm" svg:height="11.138cm" svg:x="7.47cm" svg:y="4.362cm">
          <draw:image xlink:href="Pictures/1000000000000103000001A51043819E893FDF83.png" xlink:type="simple" xlink:show="embed" xlink:actuate="onLoad" loext:mime-type="image/png">
            <text:p/>
          </draw:image>
        </draw:frame>
        <draw:line draw:style-name="gr2" draw:text-style-name="P2" draw:layer="layout" svg:x1="9.012cm" svg:y1="14.431cm" svg:x2="9.012cm" svg:y2="3.531cm">
          <text:p/>
        </draw:line>
        <draw:line draw:style-name="gr2" draw:text-style-name="P2" draw:layer="layout" svg:x1="8.165cm" svg:y1="13.673cm" svg:x2="15.8cm" svg:y2="13.673cm">
          <text:p/>
        </draw:line>
        <draw:measure draw:style-name="gr19" draw:text-style-name="P3" draw:layer="layout" svg:x1="9cm" svg:y1="6.201cm" svg:x2="13.1cm" svg:y2="6.201cm">
          <text:p text:style-name="P3">kx</text:p>
        </draw:measure>
        <draw:measure draw:style-name="gr20" draw:text-style-name="P3" draw:layer="layout" svg:x1="12.3cm" svg:y1="5.401cm" svg:x2="12.296cm" svg:y2="13.673cm">
          <text:p text:style-name="P3">ky</text:p>
        </draw:measure>
        <draw:frame draw:style-name="gr5" draw:text-style-name="P4" draw:layer="layout" svg:width="0.502cm" svg:height="1.187cm" svg:x="10.508cm" svg:y="16.401cm">
          <draw:text-box>
            <text:p/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svg:stroke-width="0.1cm" svg:stroke-color="#000000" draw:marker-start-width="0.35cm" draw:marker-end-width="0.35cm" draw:fill="none" draw:fill-color="#ffffff"/>
      <style:text-properties style:font-name="Liberation Sans" fo:font-family="'Liberation Sans'" style:font-family-generic="roman" style:font-pitch="variable" fo:font-size="14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rawStandardVorlage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0T21:16:55.923062976</meta:creation-date>
    <meta:generator>LibreOffice/6.4.7.2$Linux_X86_64 LibreOffice_project/40$Build-2</meta:generator>
    <meta:editing-duration>P3DT14H1M53S</meta:editing-duration>
    <meta:editing-cycles>12</meta:editing-cycles>
    <dc:date>2021-12-24T16:19:16.185983093</dc:date>
    <meta:document-statistic meta:object-count="41"/>
    <meta:template xlink:type="simple" xlink:actuate="onRequest" xlink:title="drawStandardVorlage" xlink:href="../../../../Dokumente/Vorlagen/drawStandardVorlage.otg" meta:date="2021-12-20T21:16:55.319408620"/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i>c</mi>
              <mi mathvariant="italic">BS</mi>
            </msub>
            <mo stretchy="false">=</mo>
            <msqrt>
              <mrow>
                <mi>b</mi>
                <mrow>
                  <mn>²</mn>
                  <mo stretchy="false">+</mo>
                  <mrow>
                    <mo fence="true" stretchy="false">(</mo>
                    <mrow>
                      <mrow>
                        <mi>a</mi>
                        <mo stretchy="false">−</mo>
                        <msub>
                          <mi>B</mi>
                          <mi>L</mi>
                        </msub>
                      </mrow>
                    </mrow>
                    <mo fence="true" stretchy="false">)</mo>
                  </mrow>
                </mrow>
                <mn>²</mn>
              </mrow>
            </msqrt>
          </mrow>
        </mtd>
      </mtr>
      <mtr>
        <mtd>
          <mrow>
            <mrow>
              <msub>
                <mi mathvariant="normal">α</mi>
                <mi mathvariant="italic">BS</mi>
              </msub>
              <mo stretchy="false">=</mo>
              <mi mathvariant="italic">asin</mi>
            </mrow>
            <mrow>
              <mo fence="true" stretchy="true">(</mo>
              <mrow>
                <mfrac>
                  <mi>b</mi>
                  <msub>
                    <mi>c</mi>
                    <mi mathvariant="italic">BS</mi>
                  </msub>
                </mfrac>
              </mrow>
              <mo fence="true" stretchy="true">)</mo>
            </mrow>
          </mrow>
        </mtd>
      </mtr>
    </mtable>
    <annotation encoding="StarMath 5.0">c_{ BS }=sqrt{ b²+(a-B_L)² } newline
%alpha_{ BS }=asin left ( b over {c_{BS}} right)</annotation>
  </semantics>
</math>
</file>